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3690de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1f0742" officeooo:paragraph-rsid="003d6f7f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3d6f7f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7ff3" officeooo:paragraph-rsid="003ee1ba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7ff3" officeooo:paragraph-rsid="0040bad5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3d6f7f" officeooo:paragraph-rsid="003d6f7f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32658b" officeooo:paragraph-rsid="003d6f7f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37f07f" officeooo:paragraph-rsid="003d6f7f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335468" officeooo:paragraph-rsid="003d6f7f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335468" officeooo:paragraph-rsid="00409013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092cf6" officeooo:paragraph-rsid="003d6f7f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" fo:font-size="14pt" officeooo:rsid="00092cf6" officeooo:paragraph-rsid="003ee1ba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b8466" style:font-size-asian="22pt" style:font-weight-asian="bold" style:font-name-complex="Nirmala UI2" style:font-size-complex="2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b8466" style:font-size-asian="22pt" style:font-weight-asian="bold" style:font-name-complex="Nirmala UI2" style:font-size-complex="2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fo:font-size="14pt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3" style:family="paragraph" style:parent-style-name="Table_20_Contents">
      <style:text-properties officeooo:paragraph-rsid="003d6f7f"/>
    </style:style>
    <style:style style:name="P54" style:family="paragraph" style:parent-style-name="Standard">
      <style:text-properties fo:font-size="18pt" officeooo:paragraph-rsid="000f5821" style:font-size-asian="18pt" style:font-size-complex="18pt"/>
    </style:style>
    <style:style style:name="P55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6" style:family="paragraph" style:parent-style-name="Footer">
      <style:text-properties style:font-name="Nirmala UI" officeooo:paragraph-rsid="0020e4b5" style:font-name-complex="Nirmala UI2"/>
    </style:style>
    <style:style style:name="P57" style:family="paragraph" style:parent-style-name="Footer">
      <style:text-properties style:font-name="Nirmala UI" officeooo:paragraph-rsid="002f4fe4" style:font-name-complex="Nirmala UI2"/>
    </style:style>
    <style:style style:name="P5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0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3265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style:font-name="Nirmala UI" fo:font-size="14pt" officeooo:rsid="003d6f7f" style:font-size-asian="14pt" style:font-name-complex="Nirmala UI2" style:font-size-complex="14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officeooo:rsid="003690de" style:font-size-asian="14pt" style:font-name-complex="Nirmala UI1" style:font-size-complex="14pt"/>
    </style:style>
    <style:style style:name="T23" style:family="text">
      <style:text-properties officeooo:rsid="002facb9"/>
    </style:style>
    <style:style style:name="T24" style:family="text">
      <style:text-properties officeooo:rsid="003b8466"/>
    </style:style>
    <style:style style:name="T25" style:family="text">
      <style:text-properties officeooo:rsid="003d6f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4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8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9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5">How to use – </text:p>
      <text:p text:style-name="P56">1. Press the correct number <text:tab/>and immediately press “Enter”(Green) key on the keypad.</text:p>
      <text:p text:style-name="P56">2. To Stop the playing announcement press “Backspace”(Red) key. </text:p>
      <text:p text:style-name="P56"><text:tab/><text:tab/></text:p>
      <text:p text:style-name="P57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/>
          </table:table-cell>
          <table:table-cell table:style-name="Table2.B1" office:value-type="string">
            <text:p text:style-name="P46"><text:s/><text:span text:style-name="T24">औरंगाबाद - मुंबई </text:span></text:p>
          </table:table-cell>
          <table:table-cell table:style-name="Table2.C1" office:value-type="string">
            <text:p text:style-name="P45"/>
          </table:table-cell>
          <table:table-cell table:style-name="Table2.D1" office:value-type="string">
            <text:p text:style-name="P47"><text:s/><text:span text:style-name="T24">मुंबई - औरंगाबाद 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7"><text:s/>शिवाजी नगर , पुणे 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7">अहमदनगर 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7"><text:s/>कलम्बोली हाईवे , पनवेल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9"><text:s/><text:span text:style-name="T25">वालुज पंढरपुर </text:span>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8"><text:s/><text:span text:style-name="T25">कामोठे </text:span>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41"><text:s/><text:span text:style-name="T25">बाबा पेट्रोल पंप + बसस्टैंड + रेलवे स्टेशन </text:span>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खारघर 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40"><text:s/><text:span text:style-name="T25">क्रांति चौक </text:span>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C B D बेलापुर 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40"><text:s/><text:span text:style-name="T25">अमरप्रीत होटल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नेरूल L P 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42"><text:s/><text:span text:style-name="T25">मोंढा नाका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वाशी 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43"><text:s/><text:span text:style-name="T25">आकाशवाणी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4"><text:s/><text:span text:style-name="T25">मानखुर्द 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5"><text:s/><text:span text:style-name="T25">सेवन हिल्स </text:span>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2"><text:s/><text:span text:style-name="T25">चेम्बूर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6"><text:s/><text:span text:style-name="T25">सिडको बस स्टैंड + <text:s/>लास्ट स्टॉप </text:span>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2"><text:s/><text:span text:style-name="T25">सायन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3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2"><text:s/><text:span text:style-name="T25">दादर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3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8"><text:s/><text:span text:style-name="T25">बायकला</text:span>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3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7"><text:s/>कारणक बंदर + लास्ट स्टॉप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3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><text:s/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3"><text:s/></text:p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3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3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51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4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51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44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50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44"/>
          </table:table-cell>
        </table:table-row>
        <table:table-row table:style-name="Table2.21">
          <table:table-cell table:style-name="Table2.A21" office:value-type="string">
            <text:p text:style-name="P25"><text:span text:style-name="T23">60</text:span> 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44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50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50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50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50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50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50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50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50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50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50"/>
          </table:table-cell>
        </table:table-row>
      </table:table>
      <text:p text:style-name="P60"><text:span text:style-name="T15">इस्तेमाल </text:span><text:span text:style-name="T13"><text:s/>– </text:span></text:p>
      <text:p text:style-name="P59"><text:span text:style-name="T4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59"><text:span text:style-name="T4">2. </text:span><text:span text:style-name="T6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58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3003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6</meta:editing-cycles>
    <meta:creation-date>2017-04-06T11:20:00</meta:creation-date>
    <dc:date>2017-07-24T16:54:50.240845212</dc:date>
    <meta:editing-duration>P2DT8H14M37S</meta:editing-duration>
    <meta:generator>LibreOffice/4.4.6.3$Linux_X86_64 LibreOffice_project/40m0$Build-3</meta:generator>
    <meta:document-statistic meta:table-count="2" meta:image-count="0" meta:object-count="0" meta:page-count="2" meta:paragraph-count="168" meta:word-count="318" meta:character-count="1181" meta:non-whitespace-character-count="8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